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f5bc" officeooo:paragraph-rsid="0010f5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ao do tcc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24T09:18:07.313000000</dc:date>
    <meta:editing-duration>PT13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  <meta:generator>LibreOffice/7.2.5.2$Windows_X86_64 LibreOffice_project/499f9727c189e6ef3471021d6132d4c694f357e5</meta:generator>
  </office:meta>
</office:document-meta>
</file>